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erif Condensed" svg:font-family="'DejaVu Serif Condensed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uk" fo:country="UA" officeooo:rsid="001e4cb4" officeooo:paragraph-rsid="001e4cb4"/>
    </style:style>
    <style:style style:name="P2" style:family="paragraph" style:parent-style-name="Standard" style:list-style-name="L2">
      <style:paragraph-properties fo:text-align="justify" style:justify-single-word="false"/>
      <style:text-properties officeooo:rsid="001e4cb4" officeooo:paragraph-rsid="001e4cb4"/>
    </style:style>
    <style:style style:name="P3" style:family="paragraph" style:parent-style-name="Standard" style:list-style-name="L2">
      <style:paragraph-properties fo:text-align="justify" style:justify-single-word="false"/>
      <style:text-properties officeooo:paragraph-rsid="001e4cb4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e4cb4"/>
    </style:style>
    <style:style style:name="T3" style:family="text">
      <style:text-properties fo:language="uk" fo:country="UA" officeooo:rsid="001e893c"/>
    </style:style>
    <style:style style:name="T4" style:family="text">
      <style:text-properties officeooo:rsid="001e893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erif Condensed" fo:font-size="10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." text:bullet-char="-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изайн документ практики:</text:p>
      <text:list xml:id="list3890687504" text:style-name="L2">
        <text:list-item>
          <text:p text:style-name="P3"><text:span text:style-name="T2">Користувач заходить в програму і бачить поле уведення власного індексу </text:span><text:span text:style-name="T3">та <text:s/>дати(яка за замовчуванням може бути пустою)</text:span><text:span text:style-name="T2">, кнопку його перевірки, все разом зверху під меню. Меню складається з “Подивитися погоду”, </text:span><text:span text:style-name="T2"><office:annotation office:name="__Annotation__484_1373476336" loext:resolved="false"><dc:creator>Невідомий автор</dc:creator><dc:date>2023-04-08T13:54:42.813000000</dc:date><text:p text:style-name="P4"><text:span text:style-name="T5">Реалізувати після повноцінної реалізації всього функціоналу прошуку прогнозу погоди</text:span></text:p></office:annotation></text:span><text:span text:style-name="T2">“Історія”</text:span><office:annotation-end office:name="__Annotation__484_1373476336"/><text:span text:style-name="T2"> та “Про”.</text:span></text:p>
        </text:list-item>
        <text:list-item>
          <text:p text:style-name="P2"><text:span text:style-name="T1">Увівши індекс програма парсить його і перевіряє наявність в файлі з адресами.</text:span></text:p>
        </text:list-item>
        <text:list-item>
          <text:p text:style-name="P2">У разі успішності перевірки повертає <text:span text:style-name="T4">погоду на указану дату, якщо погода для такої дати існує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erif Condensed" svg:font-family="'DejaVu Serif Condensed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 Condensed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 Condensed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erif Condensed" fo:font-family="'DejaVu Serif Condensed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0pt" style:font-size-asian="8.75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8T13:49:24.608000000</meta:creation-date>
    <dc:date>2023-04-08T13:58:09.153000000</dc:date>
    <meta:editing-duration>PT8M44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4" meta:word-count="66" meta:character-count="431" meta:non-whitespace-character-count="371"/>
  </office:meta>
</office:document-meta>
</file>